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0548"/>
    </style:style>
    <style:style style:name="P2" style:family="paragraph" style:parent-style-name="Standard">
      <style:text-properties fo:font-size="15pt" fo:font-weight="bold" officeooo:paragraph-rsid="000e0dda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b0548" officeooo:paragraph-rsid="000b0548"/>
    </style:style>
    <style:style style:name="P4" style:family="paragraph" style:parent-style-name="Standard">
      <style:text-properties fo:font-size="15pt" fo:font-weight="bold" officeooo:rsid="000e0dda" officeooo:paragraph-rsid="000e0dd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b0548" officeooo:paragraph-rsid="000e0dda" style:font-size-asian="15pt" style:font-weight-asian="bold" style:font-size-complex="15pt" style:font-weight-complex="bold"/>
    </style:style>
    <style:style style:name="P6" style:family="paragraph" style:parent-style-name="Standard">
      <style:text-properties fo:font-weight="bold" officeooo:rsid="000b0548" officeooo:paragraph-rsid="000b0548" style:font-weight-asian="bold" style:font-weight-complex="bold"/>
    </style:style>
    <style:style style:name="P7" style:family="paragraph" style:parent-style-name="Standard">
      <style:text-properties fo:font-size="12pt" fo:font-weight="normal" officeooo:rsid="000e0dda" officeooo:paragraph-rsid="000e0dda" style:font-size-asian="12pt" style:font-weight-asian="normal" style:font-size-complex="12pt" style:font-weight-complex="normal"/>
    </style:style>
    <style:style style:name="T1" style:family="text">
      <style:text-properties officeooo:rsid="000b0548"/>
    </style:style>
    <style:style style:name="T2" style:family="text">
      <style:text-properties fo:font-weight="bold" officeooo:rsid="000b0548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0548" style:font-style-asian="italic" style:font-style-complex="italic"/>
    </style:style>
    <style:style style:name="T5" style:family="text">
      <style:text-properties officeooo:rsid="000e0d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e fare l'analisi:</text:p>
      <text:p text:style-name="P3"/>
      <text:p text:style-name="P3">1) su gedit è aperto il file parameter.h in cui puoi cambiare il numero di RUN da analizzare</text:p>
      <text:p text:style-name="P3"/>
      <text:p text:style-name="P3">#define N_RUNS 1 </text:p>
      <text:p text:style-name="P3"/>
      <text:p text:style-name="P3">#define RUN_NUMB 112585 </text:p>
      <text:p text:style-name="P3">#define RUN_NUMB2 112586</text:p>
      <text:p text:style-name="P3"/>
      <text:p text:style-name="P3">analizza solo la 112585</text:p>
      <text:p text:style-name="P3"/>
      <text:p text:style-name="P3">#define N_RUNS 12</text:p>
      <text:p text:style-name="P3"/>
      <text:p text:style-name="P3">#define RUN_NUMB 112585 </text:p>
      <text:p text:style-name="P3">#define RUN_NUMB2 112586</text:p>
      <text:p text:style-name="P3"/>
      <text:p text:style-name="P3">analizza solo la 112585 e la analizza solo la 112586 in sequenza.</text:p>
      <text:p text:style-name="P3"/>
      <text:p text:style-name="P3">2) sul terminale sei già sulla cartella di AnalysisOnline</text:p>
      <text:p text:style-name="P3"/>
      <text:p text:style-name="P3">per analizzare I dati fai in sequenza </text:p>
      <text:p text:style-name="P3"/>
      <text:p text:style-name="P3">make clean</text:p>
      <text:p text:style-name="P3">make </text:p>
      <text:p text:style-name="P3">./AnalyseData </text:p>
      <text:p text:style-name="P3">con un click solo si ferma a farti leggere I parametri angolari</text:p>
      <text:p text:style-name="P3">doppio click passa subito ad analizzare</text:p>
      <text:p text:style-name="P3"/>
      <text:p text:style-name="P3">finita l'analisi pui usare il file root corrispondente per analizzare I dati.</text:p>
      <text:p text:style-name="P3"/>
      <text:p text:style-name="P3">~/laura.bandiera451@gmail.com/Analisi-Dati-Catalogo/AnalysisOnline$ root -l /home/leo/DATA/ROOT_FILES/run112585-112586.root </text:p>
      <text:p text:style-name="P3">root [0] </text:p>
      <text:p text:style-name="P3">Attaching file /home/leo/DATA/ROOT_FILES/run112585-112586.root as _file0... </text:p>
      <text:p text:style-name="P3"/>
      <text:p text:style-name="P4">Analisi dati di Radiazione</text:p>
      <text:p text:style-name="P4"/>
      <text:p text:style-name="P6">Nel caso in cui il tuo file corrisponda ad uno SCAN:</text:p>
      <text:p text:style-name="P3"/>
      <text:p text:style-name="P1"><text:span text:style-name="T1">root [1] h2dX1inRad-&gt;Draw("colz") <text:s/></text:span><text:span text:style-name="T4">ti da la radiazione vs. gonio (rot o crad) + divergenza (x o y)</text:span></text:p>
      <text:p text:style-name="P3">Info in &lt;TCanvas::MakeDefCanvas&gt;: <text:s/>created default TCanvas with name c1 </text:p>
      <text:p text:style-name="P1"><text:span text:style-name="T1">root [2] h2dX1inRad-&gt;ProfileX() </text:span><text:span text:style-name="T4">il comando profile ti plotta la media vs. <text:s/>gonio (rot o crad) + divergenza (x o y)</text:span></text:p>
      <text:p text:style-name="P3">(const class TProfile*)0x28f75c0 </text:p>
      <text:p text:style-name="P1"><text:span text:style-name="T1">root [3] h2dX1inRad_pfx-&gt;Draw() </text:span><text:span text:style-name="T4">il comando Draw ti disegna il plot</text:span></text:p>
      <text:p text:style-name="P3">ora nella GUI clicca il tasto View nel menu in alto e apri l'Editor che ti permete di fare diverse cose</text:p>
      <text:p text:style-name="P3">per esempio in un plot 2D: tasto destro SetShowProjectionY ti fa vedere le slices con media e RMS</text:p>
      <text:p text:style-name="P3">... sempre col tasto View apri Event Statusbar che ti permette di vedere I valori XY e bin X e Y di un punto nel plot.</text:p>
      <text:p text:style-name="P3"/>
      <text:p text:style-name="P1"><text:span text:style-name="T1">Quando hai aperto il plot del profilo h2dX1inRad_pfx-&gt;Draw() vai su un punto e fai tasto dx aprendo Fit Panel ora hai già la gaus impostata accendi il tasto Add e aggiungi un pl0 poi </text:span><text:soft-page-break/><text:span text:style-name="T1">SetParameters e fitta.</text:span></text:p>
      <text:p text:style-name="P3"/>
      <text:p text:style-name="P6">Nel caso in cui il tuo file corrisponda ad una Single DAQ:</text:p>
      <text:p text:style-name="P1"><text:span text:style-name="T1">root [1] hCaloCrysEthXinP-&gt;Draw("colz") <text:s text:c="3"/></text:span><text:span text:style-name="T4"><text:s/>plotta radiazione vs. angolo in ingresso in X</text:span></text:p>
      <text:p text:style-name="P3">Info in &lt;TCanvas::MakeDefCanvas&gt;: <text:s/>created default TCanvas with name c1 </text:p>
      <text:p text:style-name="P1"><text:span text:style-name="T1">root [2] hCaloCrysEthXinP-&gt;ProjectionY() </text:span><text:span text:style-name="T4">fai la proiezione su Y per avere un plot 1 d</text:span></text:p>
      <text:p text:style-name="P3">(const class TH1D*)0x1427100 </text:p>
      <text:p text:style-name="P1"><text:span text:style-name="T1">root [3] hCaloCrysEthXinP_py-&gt;Draw() </text:span><text:span text:style-name="T4">da qui puoi estrarre media e RMS</text:span></text:p>
      <text:p text:style-name="P3"/>
      <text:p text:style-name="P1"><text:span text:style-name="T2">Per RIBINNARE</text:span><text:span text:style-name="T1"> puoi usare la GUI dopo aver aperto l'editor e cliccando sul plot di si apre finestra di binning oppure usare il comando RebinX o RebinY</text:span></text:p>
      <text:p text:style-name="P3">root [4] hCaloCrysEthXinP_py-&gt;RebinX() </text:p>
      <text:p text:style-name="P3"/>
      <text:p text:style-name="P3"/>
      <text:p text:style-name="P6">Per uscire da root e rilanciare una nuova RUN </text:p>
      <text:p text:style-name="P3">root [5] .q </text:p>
      <text:p text:style-name="P3"/>
      <text:p text:style-name="P4">Analisi dati di Deflessione</text:p>
      <text:p text:style-name="P4"/>
      <text:p text:style-name="P5">Nel caso in cui il tuo file corrisponda ad uno SCAN:</text:p>
      <text:p text:style-name="P5"/>
      <text:p text:style-name="P7">root [1] h2dX1in-&gt;Draw("colz") <text:span text:style-name="T3">deflessione in X vs. gonio+divergenza in ingresso</text:span></text:p>
      <text:p text:style-name="P7">root [2] h2dX1in-&gt;FitSlicesY() </text:p>
      <text:p text:style-name="P7">root [3] h2dX1in_1-&gt;Draw() </text:p>
      <text:p text:style-name="P7">root [4] h2dX1in_2-&gt;Draw() </text:p>
      <text:p text:style-name="P7">root [1] h2dY1in-&gt;Draw("colz")</text:p>
      <text:p text:style-name="P7">root [1] h2dX1-&gt;Draw("colz") </text:p>
      <text:p text:style-name="P7"/>
      <text:p text:style-name="P2"><text:span text:style-name="T1">Nel caso in cui il tuo file corrisponda ad uno S</text:span><text:span text:style-name="T5">ingle DAQ</text:span></text:p>
      <text:p text:style-name="P5"/>
      <text:p text:style-name="P7">root [2] hdeflXYP-&gt;Draw("colz") <text:s/></text:p>
      <text:p text:style-name="P7">root [3] hdeflXYP-&gt;ProjectionX() </text:p>
      <text:p text:style-name="P7">(const class TH1D*)0x2b9fe30 </text:p>
      <text:p text:style-name="P7">root [4] hdeflXYP_px-&gt;Draw() </text:p>
      <text:p text:style-name="P7">root [5] hdeflXYP-&gt;ProjectionY() </text:p>
      <text:p text:style-name="P7">(const class TH1D*)0x2f83700 </text:p>
      <text:p text:style-name="P7">root [6] hdeflXYP_py-&gt;Draw() </text:p>
      <text:p text:style-name="P7">root [7] hdeflXthXinP-&gt;Draw("colz") </text:p>
      <text:p text:style-name="P7">root [8] hdeflYthXinP-&gt;Draw("colz"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6-07-26T01:51:37</meta:creation-date>
    <dc:date>2016-07-26T23:21:18</dc:date>
    <dc:creator>Lau </dc:creator>
    <meta:editing-duration>PT12H15M57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2" meta:paragraph-count="60" meta:word-count="472" meta:character-count="3121" meta:non-whitespace-character-count="2671"/>
  </office:meta>
</office:document-meta>
</file>